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35" calcext:value-type="float">
            <text:p>1135</text:p>
          </table:table-cell>
          <table:table-cell table:style-name="ce7" table:formula="of:=COUNTIF([.B7:.B1000000];&quot;X&quot;)" office:value-type="float" office:value="979" calcext:value-type="float">
            <text:p>979</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6" calcext:value-type="float">
            <text:p>76</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6" calcext:value-type="float">
            <text:p>126</text:p>
          </table:table-cell>
          <table:table-cell table:style-name="ce25" table:formula="of:=SUM([.B2:.F2])" office:value-type="float" office:value="1201" calcext:value-type="float">
            <text:p>120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3" table:number-rows-repeated="108">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20">00/00/0000</text:date>, <text:time style:data-style-name="N2" text:time-value="20:51:35.40158763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1-20T20:52:10.467613047</dc:date>
    <meta:editing-duration>P1DT7H1M12S</meta:editing-duration>
    <meta:editing-cycles>1138</meta:editing-cycles>
    <meta:document-statistic meta:table-count="1" meta:cell-count="6839" meta:object-count="0"/>
  </office:meta>
</office:document-meta>
</file>